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256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4.148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Fixe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stca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mmetric boundary implementation of the the bed_shear stress.</text:p>
          </table:table-cell>
          <table:table-cell office:value-type="string" calcext:value-type="string">
            <text:p>Gaussian hump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ck in curvi-linear code the grid distances for boundari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ode-based to Element-based data-structuu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6:56:58.4190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22:52:44.387289000</meta:creation-date>
    <dc:date>2025-11-20T17:00:43.226172900</dc:date>
    <meta:editing-duration>PT7M38S</meta:editing-duration>
    <meta:editing-cycles>3</meta:editing-cycles>
    <meta:generator>LibreOffice/25.8.2.2$Windows_X86_64 LibreOffice_project/d401f2107ccab8f924a8e2df40f573aab7605b6f</meta:generator>
    <meta:document-statistic meta:table-count="1" meta:cell-count="11" meta:object-count="0"/>
  </office:meta>
</office:document-meta>
</file>